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000000186062A507DCC8646D1.jpg" manifest:media-type="image/jpeg"/>
  <manifest:file-entry manifest:full-path="Pictures/10000201000002D6000001BAA4759F2E9D5DA470.png" manifest:media-type="image/png"/>
  <manifest:file-entry manifest:full-path="Pictures/100000000000025800000171BC3B11663434B6CD.png" manifest:media-type="image/png"/>
  <manifest:file-entry manifest:full-path="Pictures/100002010000027F0000018D4910DCCCB35A51F3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paragraph" svg:width="13.407cm" svg:height="8.162cm" draw:z-index="0"><draw:image xlink:href="Pictures/10000201000002D6000001BAA4759F2E9D5DA470.png" xlink:type="simple" xlink:show="embed" xlink:actuate="onLoad" loext:mime-type="image/png"/></draw:frame></text:p>
      <text:p text:style-name="Standard"><draw:frame draw:style-name="fr1" draw:name="Image2" text:anchor-type="paragraph" svg:x="0.363cm" svg:y="0cm" svg:width="12.273cm" svg:height="7.625cm" draw:z-index="1"><draw:image xlink:href="Pictures/100002010000027F0000018D4910DCCCB35A51F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5.375cm" svg:y="0.275cm" svg:width="9.698cm" svg:height="6.565cm" draw:z-index="3"><draw:image xlink:href="Pictures/100000000000024000000186062A507DCC8646D1.jpg" xlink:type="simple" xlink:show="embed" xlink:actuate="onLoad" loext:mime-type="image/jpeg"/></draw:frame></text:p>
      <text:p text:style-name="P1"><draw:frame draw:style-name="fr2" draw:name="Image3" text:anchor-type="paragraph" svg:width="5.08cm" svg:height="3.124cm" draw:z-index="2"><draw:image xlink:href="Pictures/100000000000025800000171BC3B11663434B6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10:29:49.163318574</meta:creation-date>
    <dc:date>2020-03-26T10:43:54.734538223</dc:date>
    <meta:editing-duration>PT12M53S</meta:editing-duration>
    <meta:editing-cycles>2</meta:editing-cycles>
    <meta:generator>LibreOffice/6.3.5.2$Linux_X86_64 LibreOffice_project/3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